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db8f" officeooo:paragraph-rsid="0000db8f"/>
    </style:style>
    <style:style style:name="P2" style:family="paragraph" style:parent-style-name="Standard">
      <style:text-properties officeooo:rsid="0004636c" officeooo:paragraph-rsid="0004636c"/>
    </style:style>
    <style:style style:name="P3" style:family="paragraph" style:parent-style-name="Standard">
      <style:text-properties officeooo:rsid="0006c14a" officeooo:paragraph-rsid="0006c14a"/>
    </style:style>
    <style:style style:name="P4" style:family="paragraph" style:parent-style-name="Standard">
      <style:text-properties officeooo:rsid="0009ea3a" officeooo:paragraph-rsid="0009ea3a"/>
    </style:style>
    <style:style style:name="P5" style:family="paragraph" style:parent-style-name="Standard">
      <style:text-properties officeooo:rsid="000baa8d" officeooo:paragraph-rsid="000baa8d"/>
    </style:style>
    <style:style style:name="P6" style:family="paragraph" style:parent-style-name="Standard">
      <style:text-properties fo:font-weight="bold" officeooo:rsid="0004636c" officeooo:paragraph-rsid="0004636c" style:font-weight-asian="bold" style:font-weight-complex="bold"/>
    </style:style>
    <style:style style:name="P7" style:family="paragraph" style:parent-style-name="Standard">
      <style:text-properties fo:font-weight="bold" officeooo:rsid="0010b3ca" officeooo:paragraph-rsid="0010b3ca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0db8f" officeooo:paragraph-rsid="0000db8f" style:font-weight-asian="bold" style:font-weight-complex="bold"/>
    </style:style>
    <style:style style:name="P9" style:family="paragraph" style:parent-style-name="Standard">
      <style:text-properties fo:font-weight="normal" officeooo:rsid="0014e542" officeooo:paragraph-rsid="0014e542" style:font-weight-asian="normal" style:font-weight-complex="normal"/>
    </style:style>
    <style:style style:name="P10" style:family="paragraph" style:parent-style-name="Standard">
      <style:text-properties fo:font-weight="normal" officeooo:rsid="0014e542" officeooo:paragraph-rsid="0014e542" style:font-weight-asian="normal" style:font-weight-complex="normal"/>
    </style:style>
    <style:style style:name="P11" style:family="paragraph" style:parent-style-name="Standard">
      <style:text-properties fo:font-weight="normal" officeooo:rsid="0014f573" officeooo:paragraph-rsid="0014f573" style:font-weight-asian="normal" style:font-weight-complex="normal"/>
    </style:style>
    <style:style style:name="P12" style:family="paragraph" style:parent-style-name="Standard">
      <style:text-properties officeooo:paragraph-rsid="0014f573"/>
    </style:style>
    <style:style style:name="P13" style:family="paragraph" style:parent-style-name="Standard">
      <style:text-properties officeooo:rsid="0015c04c" officeooo:paragraph-rsid="0015c04c"/>
    </style:style>
    <style:style style:name="P14" style:family="paragraph" style:parent-style-name="Standard">
      <style:text-properties officeooo:rsid="0017b6f7" officeooo:paragraph-rsid="0017b6f7"/>
    </style:style>
    <style:style style:name="P15" style:family="paragraph" style:parent-style-name="Standard">
      <style:text-properties officeooo:rsid="001861d2" officeooo:paragraph-rsid="001861d2"/>
    </style:style>
    <style:style style:name="T1" style:family="text">
      <style:text-properties officeooo:rsid="0004df23"/>
    </style:style>
    <style:style style:name="T2" style:family="text">
      <style:text-properties officeooo:rsid="000846e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fc1a"/>
    </style:style>
    <style:style style:name="T5" style:family="text">
      <style:text-properties officeooo:rsid="0012d032"/>
    </style:style>
    <style:style style:name="T6" style:family="text">
      <style:text-properties officeooo:rsid="00145a8c"/>
    </style:style>
    <style:style style:name="T7" style:family="text">
      <style:text-properties officeooo:rsid="0014f573"/>
    </style:style>
    <style:style style:name="T8" style:family="text">
      <style:text-properties fo:font-weight="normal" officeooo:rsid="0014f573" style:font-weight-asian="normal" style:font-weight-complex="normal"/>
    </style:style>
    <style:style style:name="T9" style:family="text">
      <style:text-properties officeooo:rsid="0017b6f7"/>
    </style:style>
    <style:style style:name="T10" style:family="text">
      <style:text-properties officeooo:rsid="001861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lderhoff Joël</text:p>
      <text:p text:style-name="P1"/>
      <text:p text:style-name="P8">Prises de notes TIPE : Réseaux de neurones formels.</text:p>
      <text:p text:style-name="P1"/>
      <text:p text:style-name="P1"><text:span text:style-name="T3">Application 1 :</text:span> Reconnaissance de chiffres manuscrits</text:p>
      <text:p text:style-name="P1"/>
      <text:p text:style-name="P6">28/08/15 :</text:p>
      <text:p text:style-name="P2">Première idée : faire <text:span text:style-name="T4">10</text:span> réseau, un pour chaque chiffres. Les entraîner séparément avec les mêmes données d’entraînement.</text:p>
      <text:p text:style-name="P2"/>
      <text:p text:style-name="P2">Paramétrage des réseaux : </text:p>
      <text:p text:style-name="P2">matrice en 10*10 (100 paramètres) en entrée</text:p>
      <text:p text:style-name="P2">nombre de neurones cachés à déterminer (faire des test <text:span text:style-name="T1">pour savoir ce qui marche le mieux</text:span>)</text:p>
      <text:p text:style-name="P3">sortie : 1 ou 0 (<text:span text:style-name="T2">hardlim</text:span>)</text:p>
      <text:p text:style-name="P3"/>
      <text:p text:style-name="P4">Entrée :</text:p>
      <text:p text:style-name="P4">Image en niveau noir et blanc (sans niveaux de gris).</text:p>
      <text:p text:style-name="P4">Image découpée en <text:span text:style-name="T5">1</text:span>00 cases <text:span text:style-name="T6">(on divise par 10 la hauteur et la largeur)</text:span>. Chaque case est un réel compris entre 0 et 1 (proportion des pixels noirs).</text:p>
      <text:p text:style-name="P4"/>
      <text:p text:style-name="P5">Sortie :</text:p>
      <text:p text:style-name="P5">1 si l'image considérée est le chiffre demandé</text:p>
      <text:p text:style-name="P5">0 sinon</text:p>
      <text:p text:style-name="P5"/>
      <text:p text:style-name="P7">Réalisation :</text:p>
      <text:p text:style-name="P9">Convertisseur d'image en données exploitables.</text:p>
      <text:p text:style-name="P9">Ne peut pas continuer aujourd'hui à cause du peu de ressources.</text:p>
      <text:p text:style-name="P9"/>
      <text:p text:style-name="P11">29/08/15 <text:span text:style-name="T10">(matin tot)</text:span></text:p>
      <text:p text:style-name="P11">Données d’entraînement trouée sur kaggle (28.000) : modification taille de l'entrée pour coller aux données)</text:p>
      <text:p text:style-name="P12"><text:span text:style-name="T8">Entrée : </text:span>784 <text:span text:style-name="T7">pixels en niveau de gris (0-&gt;255)</text:span></text:p>
      <text:p text:style-name="P13">TODO : Faire un convertisseur pour que nos données s'adaptent à notre API <text:span text:style-name="T9">fait</text:span></text:p>
      <text:p text:style-name="P14">Test d'apprentissage.</text:p>
      <text:p text:style-name="P14">Apprentissage à 501 exemple, test sur une image crée avec gimp par moi (taille : 28*28)</text:p>
      <text:p text:style-name="P15">FAIT :</text:p>
      <text:p text:style-name="P15">création réseau de neurones 500 NC → la convergence totale semble rapide (5 itérations de 501 exemples) tests sur le reste à ven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5-08-28T17:50:31.287691348</meta:creation-date>
    <dc:date>2015-08-29T00:33:36.520698675</dc:date>
    <dc:creator>joel </dc:creator>
    <meta:editing-duration>PT1H38M20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225" meta:character-count="1322" meta:non-whitespace-character-count="1122"/>
  </office:meta>
</office:document-meta>
</file>